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57cm"/>
    </style:style>
    <style:style style:name="co3" style:family="table-column">
      <style:table-column-properties fo:break-before="auto" style:column-width="10.999cm"/>
    </style:style>
    <style:style style:name="ro1" style:family="table-row">
      <style:table-row-properties style:row-height="0.452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4.001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2.42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id</text:p>
          </table:table-cell>
          <table:table-cell office:value-type="string" calcext:value-type="string">
            <text:p>topics</text:p>
          </table:table-cell>
          <table:table-cell office:value-type="string" calcext:value-type="string">
            <text:p>text</text:p>
          </table:table-cell>
        </table:table-row>
        <table:table-row table:style-name="ro2">
          <table:table-cell office:value-type="float" office:value="1" calcext:value-type="float">
            <text:p>1</text:p>
          </table:table-cell>
          <table:table-cell office:value-type="string" calcext:value-type="string">
            <text:p>sports,politics</text:p>
          </table:table-cell>
          <table:table-cell office:value-type="string" calcext:value-type="string">
            <text:p>World Cup winner Lilian Thuram urges White players to take a more active role in stopping games for racist abuse.  (CNN)World Cup winner Lilian Thuram has urged White footballers to take a more active role in the decision to stop matches by walking off the pitch if Black players are being racially abused.</text:p>
            <text:p>"The day when White players understand that they are a part of the solution and they know they cannot be neutral, things will advance," the French football legend, who played for the likes of Monaco, Juventus and Barcelona during a glittering career, told CNN Sport's Darren Lewis.</text:p>
            <text:p>"We need to invite the players to read into the subject of racism so that they can understand that they can change things.</text:p>
            <text:p/>
            <text:p>"When they know that and subsequently decide to walk off the pitch, you will see that the institutions will find solutions to the problem of racism.</text:p>
            <text:p/>
            <text:p>"If you stop the matches, you stop the business -- and football is, above all, a business.</text:p>
            <text:p>"As a result, if we stop the matches, the footballing institutions will be forced to find a solution."</text:p>
          </table:table-cell>
        </table:table-row>
        <table:table-row table:style-name="ro3">
          <table:table-cell office:value-type="float" office:value="2" calcext:value-type="float">
            <text:p>2</text:p>
          </table:table-cell>
          <table:table-cell office:value-type="string" calcext:value-type="string">
            <text:p>sports</text:p>
          </table:table-cell>
          <table:table-cell office:value-type="string" calcext:value-type="string">
            <text:p>Doubts cast on alleged email from tennis star Peng Shuai amid worries over her whereabouts. Hong Kong (CNN)The head of the Women's Tennis Association has cast doubt on an email claiming to be from Chinese tennis star Peng Shuai, saying it only raises further concerns for her safety.</text:p>
            <text:p>China's state-owned television broadcaster CGTN released the email, purportedly from Peng, in the early hours of Wednesday morning local time, amid growing international concern for her whereabouts.</text:p>
            <text:p>One of China's most recognizable tennis stars, Peng has not been seen in public since she accused former Vice Premier Zhang Gaoli of coercing her into sex at his home three years ago, according to screenshots of a since-deleted social media post dated November 2.</text:p>
            <text:p/>
            <text:p>Her post on Weibo, China's Twitter-like platform, was deleted within 30 minutes of publication, with Chinese censors moving swiftly to wipe out any mention of the accusation online. Her Weibo account, which has more than half a million followers, is still blocked from searchers on the platform. </text:p>
          </table:table-cell>
        </table:table-row>
        <table:table-row table:style-name="ro4">
          <table:table-cell office:value-type="float" office:value="3" calcext:value-type="float">
            <text:p>3</text:p>
          </table:table-cell>
          <table:table-cell office:value-type="string" calcext:value-type="string">
            <text:p>sports</text:p>
          </table:table-cell>
          <table:table-cell office:value-type="string" calcext:value-type="string">
            <text:p>How feeling 'vulnerable' helped climber Lor Sabourin explore their identity.  (CNN)The feeling of total vulnerability is something that would prevent most from trying rock climbing, but for Lor Sabourin, it's what they love most about the sport.</text:p>
            <text:p>Being so far out of their comfort zone, tackling a route that requires both mental and physical fortitude, provides Sabourin with an opportunity to reflect and work through the challenges in their life.</text:p>
            <text:p>In many ways, it's much more than just a sport for them -- it's a way of exploring identity which has helped them accept who they are.</text:p>
            <text:p/>
            <text:p>"I think it's really hard to hide from the stress of climbing. When you go out, you're really choosing to be vulnerable," Sabourin tells CNN Sport.</text:p>
            <text:p/>
            <text:p>"You don't have to do that everywhere else in life.</text:p>
            <text:p>"People are able to really find out how they do best when they're in stress and to learn better ways to respond to stress and to things like fear and insecurity."</text:p>
            <text:p>Sabourin has recently released a film with Patagonia that explores their life as a non-binary climber, following Sabourin as they take on one of the hardest routes of their life in the sandstone canyons of northern Arizona.</text:p>
            <text:p>It provided Sabourin with a chance to speak about their journey and address what it means for them to be a trans climber in 2021.</text:p>
          </table:table-cell>
        </table:table-row>
        <table:table-row table:style-name="ro5">
          <table:table-cell office:value-type="float" office:value="4" calcext:value-type="float">
            <text:p>4</text:p>
          </table:table-cell>
          <table:table-cell office:value-type="string" calcext:value-type="string">
            <text:p>sports</text:p>
          </table:table-cell>
          <table:table-cell office:value-type="string" calcext:value-type="string">
            <text:p>Guanyu Zhou: First Chinese driver is huge for Alfa and F1, says Vasseur. Guanyu Zhou of China and UNI-Virtuosi Racing (3) leads Dan Ticktum of Great Britain and Carlin (5) during the Feature Race of Round 1:Sakhir of the Formula 2 Championship at Bahrain International Circuit on March 28, 2021 in Bahrain.</text:p>
            <text:p/>
            <text:p>(Reuters)The arrival at Alfa Romeo next season of Guanyu Zhou as China's first Formula One driver is a massive boost for the team and for the sport in a key growth market, principal Frederic Vasseur said on Tuesday.</text:p>
            <text:p>The 22-year-old will partner experienced Finnish driver Valtteri Bottas, who is joining from Mercedes after five seasons alongside seven-times world champion Lewis Hamilton, in an all-new line-up.</text:p>
            <text:p>Zhou takes the place of Ferrari-backed Italian driver Antonio Giovinazzi, while Finnish veteran Kimi Raikkonen is retiring.</text:p>
            <text:p/>
            <text:p>"The decision is crucial for the future of the company," said Vasseur, whose team are ninth out of 10 in the constructors' standings.</text:p>
          </table:table-cell>
        </table:table-row>
        <table:table-row table:style-name="ro2">
          <table:table-cell office:value-type="float" office:value="5" calcext:value-type="float">
            <text:p>5</text:p>
          </table:table-cell>
          <table:table-cell office:value-type="string" calcext:value-type="string">
            <text:p>sports</text:p>
          </table:table-cell>
          <table:table-cell office:value-type="string" calcext:value-type="string">
            <text:p>She's a pro soccer player and a pro esports athlete: Meet RB Leipzig's Lena Güldenpfennig. There is a young German forward, playing in the Bundesliga, who scores hundreds of goals every week.</text:p>
            <text:p>Before Bayern Munich begins preparing the paperwork for a bid, there is a small disclaimer -- many of these goals are scored in the virtual arena of EA Sports' FIFA video game series.</text:p>
            <text:p>But such a caveat doesn't make the daily balancing act of 20-year-old Lena Güldenpfennig, a striker for RB Leipzig by day and professional player for the club's esports team RBLZ Gaming by night, any less impressive.</text:p>
            <text:p/>
            <text:p>It's a multitasking marvel made all the more remarkable by the fact that Güldenpfennig spends the first six hours of the day in school as part of her training to become a kindergarten teacher.</text:p>
            <text:p/>
            <text:p>"This is just my daily routine," Güldenpfennig explains.</text:p>
            <text:p>"I have it every day and I enjoy it very much. I like doing all of this, which is why it works. If it's fun, then you enjoy doing it, without stress."</text:p>
          </table:table-cell>
        </table:table-row>
        <table:table-row table:style-name="ro5">
          <table:table-cell office:value-type="float" office:value="6" calcext:value-type="float">
            <text:p>6</text:p>
          </table:table-cell>
          <table:table-cell office:value-type="string" calcext:value-type="string">
            <text:p>sports,politics</text:p>
          </table:table-cell>
          <table:table-cell office:value-type="string" calcext:value-type="string">
            <text:p>Charlie Sifford Award created for honoring 'spirit in advancing diversity in golf'. The World Golf Hall of Fame has created the Charlie Sifford Award which will be presented to individuals for "their spirit in advancing diversity in golf."</text:p>
            <text:p>Sifford was golf's first Black professional player and is a key reason why Tiger Woods got into the game, according to the 15-time major winner.</text:p>
            <text:p>"He's like the Grandpa I never had," Woods said after a practice round in advance of the 2015 Farmers Insurance Open at Torrey Pines, the day after Sifford's death.</text:p>
            <text:p/>
            <text:p>"It's been a long night, and I'm sure it will be a long few days. He fought, and what he did, the courage for him to stick with it and be out here and play.</text:p>
            <text:p/>
            <text:p>"I probably wouldn't be here (without Sifford). My dad would never have picked up the game. Who knows if the clause would still exist or not? But he broke it down."</text:p>
          </table:table-cell>
        </table:table-row>
        <table:table-row table:style-name="ro3">
          <table:table-cell office:value-type="float" office:value="7" calcext:value-type="float">
            <text:p>7</text:p>
          </table:table-cell>
          <table:table-cell office:value-type="string" calcext:value-type="string">
            <text:p>sports</text:p>
          </table:table-cell>
          <table:table-cell office:value-type="string" calcext:value-type="string">
            <text:p>'It's going to be a hell of a run': Tracy McGrady backs Curry's Warriors to win the NBA title. A two-time NBA scoring champion knows a winner when he sees it: Tracy McGrady is backing Steph Curry and the Golden State Warriors to vindicate his preseason championship prediction.</text:p>
            <text:p>T-Mac -- a seven-time All-Star across a 16-year career -- was the league's back-to-back highest scorer in 2003 and 2004 as part of the Orlando Magic before retiring in 2013, three years before Curry would win the first of his two scoring titles.</text:p>
            <text:p>Now into his 12th season in the Bay Area, Curry has continued his one-man assault of the record books with dogged consistency, twice being named the league's most valuable player en route to three NBA championships.</text:p>
            <text:p/>
            <text:p>The 33-year-old point guard has already been serenaded with MVP shouts and dazzled again this season, following up a 50-point haul against the Atlanta Hawks with another starring role in the Warriors' 117-99 dominant victory over the Brooklyn Nets on Tuesday night.</text:p>
          </table:table-cell>
        </table:table-row>
        <table:table-row table:style-name="ro3">
          <table:table-cell office:value-type="float" office:value="8" calcext:value-type="float">
            <text:p>8</text:p>
          </table:table-cell>
          <table:table-cell office:value-type="string" calcext:value-type="string">
            <text:p>sports,finance</text:p>
          </table:table-cell>
          <table:table-cell office:value-type="string" calcext:value-type="string">
            <text:p>The Moneymaker Effect: Meet the man who helped change the fortunes of poker overnight. When the cards were dealt, Chris Moneymaker could hardly have been happy.</text:p>
            <text:p>Sure, he was the chip leader at the 2003 World Series of Poker (WSOP) having miraculously, and literally, battled against the odds all the way to make it to the final table out of 839 entrants. And now, from his initial $86 satellite entry fee granting him a seat at the WSOP -- the price of admission to enter the tournament at Binion's Hotel in Las Vegas could have been $10,000 -- a million-dollar payout was guaranteed.</text:p>
            <text:p>Over the course of one week in May, 837 contenders had been eliminated, leaving this amateur online player going up against seasoned professional Sam Farha. And as they played heads-up Texas Hold 'Em, Moneymaker must have wanted the glory of winning the most prestigious prize in poker, to say nothing of the $2.5 million on offer to the winner.</text:p>
            <text:p/>
            <text:p>And regardless of Farha's starting hand, Moneymaker's five of diamonds and four of spades did not exactly inspire confidence. But by this point, destiny was clearly calling.</text:p>
          </table:table-cell>
        </table:table-row>
        <table:table-row table:style-name="ro6">
          <table:table-cell office:value-type="float" office:value="9" calcext:value-type="float">
            <text:p>9</text:p>
          </table:table-cell>
          <table:table-cell office:value-type="string" calcext:value-type="string">
            <text:p>politics</text:p>
          </table:table-cell>
          <table:table-cell office:value-type="string" calcext:value-type="string">
            <text:p>Bannon judge represented Bush Justice Department in executive privilege fights. More than a decade before he was assigned the criminal contempt case brought against Steve Bannon, Judge Carl Nichols was a top Justice Department lawyer deeply involved in pushing sweeping arguments in favor of shielding an ex-presidential adviser from congressional testimony.</text:p>
            <text:p>Nichols -- who was appointed to the bench in 2019 by former President Donald Trump -- will now oversee the Justice Department's case against Bannon, a former Trump adviser, for Bannon's alleged noncompliance with the House's January 6 investigation. </text:p>
          </table:table-cell>
        </table:table-row>
        <table:table-row table:style-name="ro5">
          <table:table-cell office:value-type="float" office:value="10" calcext:value-type="float">
            <text:p>10</text:p>
          </table:table-cell>
          <table:table-cell office:value-type="string" calcext:value-type="string">
            <text:p>politics</text:p>
          </table:table-cell>
          <table:table-cell office:value-type="string" calcext:value-type="string">
            <text:p>What it's been like fact-checking Joe Biden through 100 days. Things have been quieter around here in presidential-fact-check land.</text:p>
            <text:p>Not because President Joe Biden is accurate all the time. He certainly isn't.</text:p>
            <text:p>But through his first 100 days in the Oval Office, Biden has given us intermittent false claims rather than the staggering avalanche of daily wrongness we faced from his predecessor.</text:p>
            <text:p/>
            <text:p>By CNN's rough count, Biden has made 29 total false claims in his first 100 days, about one every three-and-a-half days on average. That's not cause for celebration. But I counted 214 false claims from Trump over his own first 100 days in office, more than two per day on average -- and that was a very slow Trump period compared to what came later. Trump averaged about eight false claims per day in the full year I tracked as a CNN reporter, from August 2019 through July 2020.</text:p>
            <text:p/>
            <text:p>Trump was a distinctively prolific liar, so it's neither a surprise nor a compliment to note that his successor has been far more accurate than he was. And Biden also just talks much less in public than Trump did. According to data provided to CNN by Factba.se, a website that tracks presidential utterances, Biden said about 28% fewer public words than Trump through April 29 of their respective terms. </text:p>
          </table:table-cell>
        </table:table-row>
        <table:table-row table:style-name="ro5">
          <table:table-cell office:value-type="float" office:value="11" calcext:value-type="float">
            <text:p>11</text:p>
          </table:table-cell>
          <table:table-cell office:value-type="string" calcext:value-type="string">
            <text:p>politics</text:p>
          </table:table-cell>
          <table:table-cell office:value-type="string" calcext:value-type="string">
            <text:p>Harris says she does not feel misused or underused as vice president. Vice President Kamala Harris said Thursday she does not feel misused or underused in her role as vice president, following CNN reporting that many in the vice president's circle believe she is being sidelined and that key West Wing aides are exasperated by what they see as entrenched dysfunction and lack of focus from Harris and her staff.</text:p>
            <text:p>"We're getting things done, and we're doing it together," Harris told ABC in an interview that aired on "Good Morning America."</text:p>
            <text:p>Harris pointed to the President signing one of his biggest legislative victories -- the bipartisan infrastructure package -- into law on Monday, saying: "This was a good week."</text:p>
            <text:p/>
            <text:p>"I am very, very excited about the work that we have accomplished. But I am also absolutely, absolutely clear-eyed that there is a lot more to do and we're going to get it done," Harris said.</text:p>
            <text:p/>
            <text:p>Earlier this week, several top White House officials defended Harris, including press secretary Jen Psaki, who described the vice president as a "key partner" to the President. </text:p>
          </table:table-cell>
        </table:table-row>
        <table:table-row table:style-name="ro7">
          <table:table-cell office:value-type="float" office:value="12" calcext:value-type="float">
            <text:p>12</text:p>
          </table:table-cell>
          <table:table-cell office:value-type="string" calcext:value-type="string">
            <text:p>politics,finance</text:p>
          </table:table-cell>
          <table:table-cell office:value-type="string" calcext:value-type="string">
            <text:p>Here's why some millionaires might see a tax cut under the Democrats' spending plan. Most households won't see a tax increase in 2022 if the Democrats' $1.9 trillion spending plan is passed, according to a recent analysis from the nonpartisan Tax Policy Center.</text:p>
            <text:p>The Democrats' proposal is still in flux. But under the latest version, most middle-income families with children would get a tax cut in 2022 -- thanks to an expanded child tax credit -- and those without kids would generally see little change in their tax bills, said Howard Gleckman, a senior fellow at the Tax Policy Center.</text:p>
            <text:p>But the analysis also shows that some very high-income households would see a tax cut, too, flying in the face of the Democrats' pledge to make wealthy Americans pay more in taxes. </text:p>
          </table:table-cell>
        </table:table-row>
        <table:table-row table:style-name="ro2">
          <table:table-cell office:value-type="float" office:value="13" calcext:value-type="float">
            <text:p>13</text:p>
          </table:table-cell>
          <table:table-cell office:value-type="string" calcext:value-type="string">
            <text:p>politics,finance</text:p>
          </table:table-cell>
          <table:table-cell office:value-type="string" calcext:value-type="string">
            <text:p>Biden asks FTC to 'immediately' look into whether illegal conduct is pushing up gas prices. President Joe Biden asked the Federal Trade Commission on Wednesday to "immediately" investigate whether illegal activity by oil and gas companies is pushing up gas prices as he searches for a way to reduce pain at the pump.</text:p>
            <text:p>The move isn't likely to have an immediate effect on the price consumers are paying for gas, which has recently soared as post-pandemic demand outpaces supply.</text:p>
            <text:p>But Biden is seeking ways to show he is working to bring prices down, and the FTC's findings could help in the long run if they find wrongdoing.</text:p>
            <text:p/>
            <text:p>In a letter to the FTC commissioner Lina Khan, Biden cited "mounting evidence of anti-consumer behavior by oil and gas companies" and said the agency must probe whether anything illegal is occurring to drive up prices.</text:p>
            <text:p/>
            <text:p>"The bottom line is this: gasoline prices at the pump remain high, even though oil and gas companies' costs are declining," he wrote.</text:p>
            <text:p>He cited an "unexplained large gap" between the price of unfinished gasoline and average prices at the pump as evidence of potential wrongdoing. And he noted industry profits have increased massively, while companies like ExxonMobil make plans for stock buybacks and dividends for stockholders.</text:p>
          </table:table-cell>
        </table:table-row>
        <table:table-row table:style-name="ro5">
          <table:table-cell office:value-type="float" office:value="14" calcext:value-type="float">
            <text:p>14</text:p>
          </table:table-cell>
          <table:table-cell office:value-type="string" calcext:value-type="string">
            <text:p>politics</text:p>
          </table:table-cell>
          <table:table-cell office:value-type="string" calcext:value-type="string">
            <text:p>Americans are overdosing on a drug they don't know they're taking. Fueled by the coronavirus pandemic and an increase in fentanyl use, the US drug epidemic exploded while Americans were locked down.</text:p>
            <text:p>From May 2020 through April 2021, more than 100,000 people died from drug overdoses in the US, according to provisional data released Wednesday by the US Centers for Disease Control and Prevention.</text:p>
            <text:p>That's a horrible new record for drug overdose deaths -- a near-30% rise from the same period a year earlier and a near-doubling over the past five years.</text:p>
            <text:p/>
            <text:p>The drug epidemic grew in tandem with the Covid-19 pandemic, which claimed about 509,000 deaths in the same period.</text:p>
            <text:p/>
            <text:p>Synthetic opioids like fentanyl -- a painkiller 50-100 times more potent than morphine -- accounted for the bulk of those drug overdose deaths: around 64,000.</text:p>
          </table:table-cell>
        </table:table-row>
        <table:table-row table:style-name="ro3">
          <table:table-cell office:value-type="float" office:value="15" calcext:value-type="float">
            <text:p>15</text:p>
          </table:table-cell>
          <table:table-cell office:value-type="string" calcext:value-type="string">
            <text:p>politics</text:p>
          </table:table-cell>
          <table:table-cell office:value-type="string" calcext:value-type="string">
            <text:p>House votes to censure and remove Gosar from committees over violent video targeting AOC and Biden. The House of Representatives voted Wednesday to approve a resolution that censures Rep. Paul Gosar and strips him of his two committee assignments, the first time a sitting House member has been censured in more than 10 years.</text:p>
            <text:p>The action led by House Democrats represents a major rebuke to the Arizona Republican for posting a photoshopped anime video to social media showing him appearing to kill Democratic Rep. Alexandria Ocasio-Cortez and attacking President Joe Biden.</text:p>
            <text:p>The final vote was 223 to 207. Republicans Adam Kinzinger of Illinois and Liz Cheney of Wyoming voted with all the Democrats for the censure resolution. Republican Rep. David Joyce of Ohio voted present, meaning he took no position either way.</text:p>
            <text:p/>
            <text:p>Gosar took down the video after facing criticism but did not apologize. About an hour after being censured, Gosar retweeted a tweet praising him that also included the video. </text:p>
          </table:table-cell>
        </table:table-row>
        <table:table-row table:style-name="ro3">
          <table:table-cell office:value-type="float" office:value="16" calcext:value-type="float">
            <text:p>16</text:p>
          </table:table-cell>
          <table:table-cell office:value-type="string" calcext:value-type="string">
            <text:p>politics</text:p>
          </table:table-cell>
          <table:table-cell office:value-type="string" calcext:value-type="string">
            <text:p>Cheney and Kinzinger vote with Democrats to censure GOP Rep. Paul Gosar. Republican Reps. Liz Cheney and Adam Kinzinger broke ranks on Wednesday to join all Democrats in voting for a resolution that both censured Republican Rep. Paul Gosar of Arizona and stripped him of his two committee assignments.</text:p>
            <text:p>The vote came after Gosar posted of a photoshopped anime video to his Twitter and Instagram accounts showing him appearing to kill Democratic Rep. Alexandria Ocasio-Cortez of New York and attacking President Joe Biden. Gosar later took down the video after facing criticism but did not apologize.</text:p>
            <text:p>The action led by House Democrats represents a major rebuke to the Arizona Republican while underscoring the rift between Cheney of Wyoming and Kinzinger of Illinois and their GOP colleagues. The pair serves on the House select committee investigating the January 6 attack on the US Capitol, and both lawmakers voted to impeach former President Donald Trump for "incitement of insurrection" following the attack.</text:p>
            <text:p/>
            <text:p>"The glorification of the suggestion of the killing of a colleague is completely unacceptable. And I think that it's a clear violation of House rules. I think it's a sad day," Cheney told reporters while walking off the House floor Wednesday. "But I think that it's really important for us to be very clear that violence has no place in our political discourse."</text:p>
          </table:table-cell>
        </table:table-row>
        <table:table-row table:style-name="ro7">
          <table:table-cell office:value-type="float" office:value="17" calcext:value-type="float">
            <text:p>17</text:p>
          </table:table-cell>
          <table:table-cell office:value-type="string" calcext:value-type="string">
            <text:p>finance</text:p>
          </table:table-cell>
          <table:table-cell office:value-type="string" calcext:value-type="string">
            <text:p>Oil prices are finally falling. Thank China and Joe Biden. The price of oil has shot up this fall, boosting profits for major producers but hurting the wallets of drivers who need to fill up their tanks. Just a few days back, gas prices in California hit their highest level ever. This week, however, some of the pressure has started to lift.</text:p>
            <text:p>What's happening: West Texas Intermediate futures, the US benchmark for oil prices, and Brent futures, the global benchmark, are now trading at their lowest levels in six weeks on signals that supply constraints could begin to ease soon.</text:p>
            <text:p>In the United States, prices fell sharply Wednesday after oil inventories at a key hub in Cushing, Oklahoma rose for the first time in weeks.</text:p>
          </table:table-cell>
        </table:table-row>
        <table:table-row table:style-name="ro3">
          <table:table-cell office:value-type="float" office:value="18" calcext:value-type="float">
            <text:p>18</text:p>
          </table:table-cell>
          <table:table-cell office:value-type="string" calcext:value-type="string">
            <text:p>finance</text:p>
          </table:table-cell>
          <table:table-cell office:value-type="string" calcext:value-type="string">
            <text:p>Warren Buffett-backed Paytm crashes 27% after milestone IPO for India. It's turning into a monumental year for India's stock market, as yet another big startup makes its public debut.</text:p>
            <text:p>But Paytm, which started trading in Mumbai on Thursday, spoiled the party: Its shares opened below the 2,150 rupees ($28.60) issue price, before closing down 27% at 1,564 rupees ($21).</text:p>
            <text:p>The flop reflects fears about Paytm's business. The company, which is now worth almost $14 billion, lost hundreds of millions of dollars last year and seems far from ready to turn a profit. It's also up against growing competition from some of the biggest tech firms in the world.</text:p>
            <text:p/>
            <text:p>The digital payments company raised 183 billion rupees ($2.5 billion) in its initial public offering. It's the largest ever in the country when measured in local currency, surpassing Coal India's in 2010. That IPO was worth 155 billion rupees ($3.48 billion), according to data from Refinitiv.</text:p>
          </table:table-cell>
        </table:table-row>
        <table:table-row table:style-name="ro3">
          <table:table-cell office:value-type="float" office:value="19" calcext:value-type="float">
            <text:p>19</text:p>
          </table:table-cell>
          <table:table-cell office:value-type="string" calcext:value-type="string">
            <text:p>finance</text:p>
          </table:table-cell>
          <table:table-cell office:value-type="string" calcext:value-type="string">
            <text:p>Alibaba warns of slower growth after missing Wall Street's earnings estimates. Alibaba reported sales and earnings for the third quarter that missed forecasts and warned that results for the year will be below estimates as well. The stock sank on the news.</text:p>
            <text:p>Shares of Alibaba (BABA) were down 10% in early trading Thursday. The Chinese e-commerce giant reported sales growth of 29% from a year ago, to $31.1 billion. But Wall Street was expecting revenue of $32.1 billion. Earnings per share fell 38% from a year ago and also were below expectations.</text:p>
            <text:p>The company also said that sales for its current fiscal year should rise between 20% and 23% from a year ago. Analysts were predicting growth of nearly 28%.</text:p>
            <text:p/>
            <text:p>Alibaba, co-founded by Jack Ma, and fellow Chinese tech giants Tencent (TCEHY), Baidu (BIDU) and TikTok owner ByteDance, have been subject to increased regulatory scrutiny from the Chinese government lately. Beijing has cracked down on large corporations, which has hurt results.</text:p>
          </table:table-cell>
        </table:table-row>
        <table:table-row table:style-name="ro7">
          <table:table-cell office:value-type="float" office:value="20" calcext:value-type="float">
            <text:p>20</text:p>
          </table:table-cell>
          <table:table-cell office:value-type="string" calcext:value-type="string">
            <text:p>finance,politics</text:p>
          </table:table-cell>
          <table:table-cell office:value-type="string" calcext:value-type="string">
            <text:p>CEOs are joining the 'Great Resignation'. CEO turnover spiked in the first half of 2021, as companies tapped new talent to navigate the aftermath of the Covid-19 pandemic and stressed-out chief executives sought a career change, a study from recruiting firm Heidrick &amp; Struggles found.</text:p>
            <text:p>The findings illustrate how CEOs are not immune to the exhaustion that has swept hundreds of millions of workers worldwide since the onset of the pandemic and has pushed many to consider a new job or lifestyle in a wave dubbed "The Great Resignation."</text:p>
            <text:p>"Our belief is that it will only accelerate going into next year as people have delayed their retirements," said Jeff Sanders, co-managing partner of Heidrick's global CEO and board practice.</text:p>
          </table:table-cell>
        </table:table-row>
        <table:table-row table:style-name="ro8">
          <table:table-cell office:value-type="float" office:value="21" calcext:value-type="float">
            <text:p>21</text:p>
          </table:table-cell>
          <table:table-cell office:value-type="string" calcext:value-type="string">
            <text:p>finance</text:p>
          </table:table-cell>
          <table:table-cell office:value-type="string" calcext:value-type="string">
            <text:p>Forget cash. Pay me in bitcoin. As cryptocurrency gains acceptance, more people are vying to get their paycheck and other benefits in bitcoin, Ethereum and other digital currencies.</text:p>
            <text:p>Famous athletes, politicians and everyday employees are now getting all or part of their salary this way.</text:p>
            <text:p/>
            <text:p>"Whether you're the quarterback of the Green Bay Packers, or you're driving Uber, you can get paid in bitcoin," said Jack Mallers, CEO of Strike, a digital finance company.</text:p>
            <text:p/>
            <text:p>New York City Mayor-elect Eric Adams recently tweeted that he wants to receive his first three paychecks in bitcoin. And Miami Mayor Francis Suarez tweeted earlier this month that he's taking his next paycheck in bitcoin as well.</text:p>
          </table:table-cell>
        </table:table-row>
        <table:table-row table:style-name="ro3">
          <table:table-cell office:value-type="float" office:value="22" calcext:value-type="float">
            <text:p>22</text:p>
          </table:table-cell>
          <table:table-cell office:value-type="string" calcext:value-type="string">
            <text:p>finance,politics</text:p>
          </table:table-cell>
          <table:table-cell office:value-type="string" calcext:value-type="string">
            <text:p>UN to Elon Musk: Here's that $6 billion plan to end world hunger. The director of the United Nations' World Food Programme laid out a plan to spend $6.6 billion to combat world hunger — a direct response to a back-and-forth with Tesla CEO Elon Musk, who claimed he would sell Tesla stock to fund a plan if the WFP could describe "exactly how" it would work.</text:p>
            <text:p>David Beasley, the UN food program director and former Republican governor of South Carolina, tweeted a link on Monday to a 1,000-word "executive summary." It maps out how the UN would deploy $6.6 billion worth of meals and vouchers to feed more than 40 million people across 43 countries that are "on the brink of famine" — thereby averting what the WFP is calling a looming "catastrophe."</text:p>
            <text:p>In the document Beasley posted, the WFP proposes dedicating $3.5 billion to buy and deliver food directly, $2 billion "for cash and food vouchers (including transaction fees) in places where markets can function," and spending another $700 million to manage new food programs that are "adapted to the in-country" conditions and ensure "the assistance reaches the most vulnerable."</text:p>
            <text:p/>
            <text:p>Another $400 million would be used for "operations management, administration and accountability" and supply chain coordination. </text:p>
          </table:table-cell>
        </table:table-row>
        <table:table-row table:style-name="ro7">
          <table:table-cell office:value-type="float" office:value="23" calcext:value-type="float">
            <text:p>23</text:p>
          </table:table-cell>
          <table:table-cell office:value-type="string" calcext:value-type="string">
            <text:p>finance</text:p>
          </table:table-cell>
          <table:table-cell office:value-type="string" calcext:value-type="string">
            <text:p>The biggest risk companies face that everyone forgets. Many companies and investors need to learn a crucial lesson: Becoming a market leader is easy, but staying one for a prolonged period of time? Not so much.</text:p>
            <text:p>Success brings about imitators. And competition can quickly eat into sales, market share and profits. Just look at the lousy earnings from Peloton (PTON) and Beyond Meat (BYND)for example. Both stocks plunged following their latest results.</text:p>
            <text:p>Some of Peloton's problems are because more people seem to be willing to leave the house and hit the gym instead. Strong results from Planet Fitness (PLNT), which recently reported earnings that topped forecasts, show that Peloton has plenty of competition outside the home. </text:p>
          </table:table-cell>
        </table:table-row>
        <table:table-row table:style-name="ro3">
          <table:table-cell office:value-type="float" office:value="24" calcext:value-type="float">
            <text:p>24</text:p>
          </table:table-cell>
          <table:table-cell office:value-type="string" calcext:value-type="string">
            <text:p>finance</text:p>
          </table:table-cell>
          <table:table-cell office:value-type="string" calcext:value-type="string">
            <text:p>JPMorgan is suing Tesla over Elon Musk's tweets. JPMorgan Chase on Monday sued Tesla for $162.2 million, accusing Elon Musk's electric car company of "flagrantly" breaching a contract related to stock warrants after its share price soared.</text:p>
            <text:p>According to the complaint filed in Manhattan federal court, Tesla in 2014 sold warrants to JPMorgan that would pay off if their "strike price" were below Tesla's share price upon the warrants' expiration in June and July 2021.</text:p>
            <text:p>JPMorgan (JPM), which said it had authority to adjust the strike price, said it substantially reduced the strike price after Musk's August 7, 2018 tweet that he might take Tesla private at $420 per share and had "funding secured," and reversed some of the reduction when Musk abandoned the idea 17 days later.</text:p>
            <text:p/>
            <text:p>But Tesla's share price rose approximately 10-fold by the time the warrants expired, and JPMorgan said this required Tesla under its contract to deliver shares of its stock or cash. The bank said Tesla's failure to do that amounted to a defaul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PT"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8">00-00-0000</text:date>, <text:time style:data-style-name="N2" text:time-value="16:32:45.8216621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8T16:14:43.658314655</meta:creation-date>
    <dc:date>2021-11-18T16:32:58.915382006</dc:date>
    <meta:editing-duration>PT7M27S</meta:editing-duration>
    <meta:editing-cycles>3</meta:editing-cycles>
    <meta:generator>LibreOffice/6.4.7.2$Linux_X86_64 LibreOffice_project/40$Build-2</meta:generator>
    <meta:document-statistic meta:table-count="1" meta:cell-count="75" meta:object-count="0"/>
  </office:meta>
</office:document-meta>
</file>